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2.798cm" fo:min-width="10.422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8" style:family="graphic" style:parent-style-name="standard">
      <style:graphic-properties svg:stroke-opacity="0%" draw:fill-color="#1c1c1c" draw:opacity="100%" draw:opacity-name="Transparency_20_3" draw:textarea-horizontal-align="justify" draw:textarea-vertical-align="middle" draw:auto-grow-height="false" fo:min-height="0.29cm" fo:min-width="0.04cm"/>
    </style:style>
    <style:style style:name="gr9" style:family="graphic">
      <style:graphic-properties style:protect="size"/>
    </style:style>
    <style:style style:name="pr1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byssinica SIL" fo:font-size="36pt" style:font-size-asian="36pt" style:font-size-complex="36pt"/>
    </style:style>
    <style:style style:name="P4" style:family="paragraph">
      <loext:graphic-properties draw:fill="none" draw:fill-color="#ffffff"/>
      <style:text-properties style:font-name="Abyssinica SIL" fo:font-size="36pt" style:font-size-asian="36pt" style:font-size-complex="36pt"/>
    </style:style>
    <style:style style:name="P5" style:family="paragraph">
      <loext:graphic-properties draw:fill-color="#1c1c1c" draw:opacity="100%" draw:opacity-name="Transparency_20_3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Abyssinica SI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1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0.922cm" svg:height="3.048cm" svg:x="7.266cm" svg:y="13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22cm" svg:height="3.048cm" svg:x="7.101cm" svg:y="2.1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5.242cm" svg:x2="8.636cm" svg:y2="13.742cm">
          <text:p/>
        </draw:line>
        <draw:line draw:style-name="gr2" draw:text-style-name="P2" draw:layer="layout" svg:x1="14.986cm" svg:y1="5.216cm" svg:x2="16.256cm" svg:y2="13.716cm">
          <text:p/>
        </draw:line>
        <draw:line draw:style-name="gr2" draw:text-style-name="P2" draw:layer="layout" svg:x1="10.922cm" svg:y1="5.216cm" svg:x2="12.192cm" svg:y2="13.716cm">
          <text:p/>
        </draw:line>
        <draw:line draw:style-name="gr2" draw:text-style-name="P2" draw:layer="layout" svg:x1="9.398cm" svg:y1="5.242cm" svg:x2="8.636cm" svg:y2="13.742cm">
          <text:p/>
        </draw:line>
        <draw:line draw:style-name="gr2" draw:text-style-name="P2" draw:layer="layout" svg:x1="17.018cm" svg:y1="5.216cm" svg:x2="16.256cm" svg:y2="13.716cm">
          <text:p/>
        </draw:line>
        <draw:line draw:style-name="gr2" draw:text-style-name="P2" draw:layer="layout" svg:x1="12.954cm" svg:y1="5.216cm" svg:x2="12.192cm" svg:y2="13.716cm">
          <text:p/>
        </draw:line>
        <draw:frame draw:style-name="gr3" draw:text-style-name="P4" draw:layer="layout" svg:width="2.286cm" svg:height="1.521cm" svg:x="11.938cm" svg:y="14.732cm">
          <draw:text-box>
            <text:p text:style-name="P3"><text:span text:style-name="T1">1</text:span></text:p>
          </draw:text-box>
        </draw:frame>
        <draw:frame draw:style-name="gr3" draw:text-style-name="P4" draw:layer="layout" svg:width="2.286cm" svg:height="1.521cm" svg:x="11.43cm" svg:y="3.051cm">
          <draw:text-box>
            <text:p text:style-name="P3"><text:span text:style-name="T1">8</text:span></text:p>
          </draw:text-box>
        </draw:frame>
        <draw:frame draw:style-name="gr4" draw:text-style-name="P4" draw:layer="layout" svg:width="1.244cm" svg:height="1.521cm" svg:x="7.138cm" svg:y="10.414cm">
          <draw:text-box>
            <text:p text:style-name="P3"><text:span text:style-name="T1">2</text:span></text:p>
          </draw:text-box>
        </draw:frame>
        <draw:frame draw:style-name="gr5" draw:text-style-name="P4" draw:layer="layout" svg:width="1.244cm" svg:height="1.521cm" svg:x="9.424cm" svg:y="7.874cm">
          <draw:text-box>
            <text:p text:style-name="P3"><text:span text:style-name="T1">3</text:span></text:p>
          </draw:text-box>
        </draw:frame>
        <draw:frame draw:style-name="gr5" draw:text-style-name="P4" draw:layer="layout" svg:width="1.244cm" svg:height="1.521cm" svg:x="10.694cm" svg:y="10.414cm">
          <draw:text-box>
            <text:p text:style-name="P3"><text:span text:style-name="T1">4</text:span></text:p>
          </draw:text-box>
        </draw:frame>
        <draw:frame draw:style-name="gr6" draw:text-style-name="P4" draw:layer="layout" svg:width="1.244cm" svg:height="2.032cm" svg:x="12.7cm" svg:y="7.874cm">
          <draw:text-box>
            <text:p text:style-name="P3"><text:span text:style-name="T1">5</text:span></text:p>
          </draw:text-box>
        </draw:frame>
        <draw:frame draw:style-name="gr5" draw:text-style-name="P4" draw:layer="layout" svg:width="1.244cm" svg:height="1.521cm" svg:x="15.012cm" svg:y="11.179cm">
          <draw:text-box>
            <text:p text:style-name="P3"><text:span text:style-name="T1">6</text:span></text:p>
          </draw:text-box>
        </draw:frame>
        <draw:frame draw:style-name="gr7" draw:text-style-name="P4" draw:layer="layout" svg:width="1.244cm" svg:height="2.283cm" svg:x="16.51cm" svg:y="7.874cm">
          <draw:text-box>
            <text:p text:style-name="P3"><text:span text:style-name="T1">7</text:span></text:p>
          </draw:text-box>
        </draw:frame>
        <draw:custom-shape draw:style-name="gr8" draw:text-style-name="P5" draw:layer="layout" svg:width="0.762cm" svg:height="0.762cm" svg:x="8.328cm" svg:y="13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1.829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1.83cm" svg:y="1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5.931cm" svg:y="1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5.932cm" svg:y="1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8.329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7.01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7.013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9.04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9.045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0.545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0.545cm" svg:y="4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2.546cm" svg:y="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2.547cm" svg:y="4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4.648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6.649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6.65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62cm" svg:height="0.762cm" svg:x="14.649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opacity draw:name="Transparency_20_3" draw:display-name="Transparency 3" draw:style="square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4T10:50:39.283664092</meta:creation-date>
    <meta:editing-duration>PT1H48M11S</meta:editing-duration>
    <meta:editing-cycles>2</meta:editing-cycles>
    <meta:generator>LibreOffice/6.0.7.3$Linux_X86_64 LibreOffice_project/00m0$Build-3</meta:generator>
    <dc:title>Nature Illustration</dc:title>
    <dc:date>2022-06-04T12:59:14.864931999</dc:date>
    <meta:document-statistic meta:object-count="68"/>
  </office:meta>
</office:document-meta>
</file>